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Bitstream Vera Sans Mono', 'Courier New', Courier,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3deb9"/>
    </style:style>
    <style:style style:name="P2" style:family="paragraph" style:parent-style-name="Standard">
      <style:text-properties officeooo:rsid="00154140" officeooo:paragraph-rsid="00154140"/>
    </style:style>
    <style:style style:name="P3" style:family="paragraph" style:parent-style-name="Standard">
      <style:text-properties officeooo:rsid="00154140" officeooo:paragraph-rsid="0028e75e"/>
    </style:style>
    <style:style style:name="P4" style:family="paragraph" style:parent-style-name="Standard">
      <style:text-properties fo:color="#ce181e" officeooo:rsid="00154140" officeooo:paragraph-rsid="00154140"/>
    </style:style>
    <style:style style:name="P5" style:family="paragraph" style:parent-style-name="Standard">
      <style:text-properties officeooo:rsid="001734ea" officeooo:paragraph-rsid="001734ea"/>
    </style:style>
    <style:style style:name="P6" style:family="paragraph" style:parent-style-name="Standard">
      <style:text-properties style:text-underline-style="none"/>
    </style:style>
    <style:style style:name="P7" style:family="paragraph" style:parent-style-name="Text_20_body">
      <style:text-properties fo:color="#ce181e" officeooo:rsid="0016fed3" officeooo:paragraph-rsid="0026699a"/>
    </style:style>
    <style:style style:name="P8" style:family="paragraph" style:parent-style-name="Text_20_body">
      <style:text-properties officeooo:rsid="00154140" officeooo:paragraph-rsid="00154140"/>
    </style:style>
    <style:style style:name="P9" style:family="paragraph" style:parent-style-name="Text_20_body">
      <style:text-properties officeooo:rsid="00154140" officeooo:paragraph-rsid="0026699a"/>
    </style:style>
    <style:style style:name="P10" style:family="paragraph" style:parent-style-name="Text_20_body">
      <style:text-properties officeooo:rsid="00154140" officeooo:paragraph-rsid="002b21bd"/>
    </style:style>
    <style:style style:name="P11" style:family="paragraph" style:parent-style-name="Text_20_body">
      <style:text-properties style:use-window-font-color="true" officeooo:rsid="001b7b50" officeooo:paragraph-rsid="0026699a"/>
    </style:style>
    <style:style style:name="P12" style:family="paragraph" style:parent-style-name="Text_20_body">
      <style:text-properties style:use-window-font-color="true" officeooo:rsid="002e58da" officeooo:paragraph-rsid="002e58da"/>
    </style:style>
    <style:style style:name="P13" style:family="paragraph" style:parent-style-name="Text_20_body">
      <style:text-properties style:use-window-font-color="true" officeooo:rsid="002e8bce" officeooo:paragraph-rsid="002e8bce"/>
    </style:style>
    <style:style style:name="P14" style:family="paragraph" style:parent-style-name="Heading_20_1">
      <style:text-properties officeooo:rsid="00231308" officeooo:paragraph-rsid="001489af"/>
    </style:style>
    <style:style style:name="P15" style:family="paragraph" style:parent-style-name="Heading_20_3">
      <style:text-properties officeooo:rsid="00154140" officeooo:paragraph-rsid="002c75b7"/>
    </style:style>
    <style:style style:name="P16" style:family="paragraph" style:parent-style-name="Heading_20_3">
      <style:text-properties officeooo:rsid="002b21bd" officeooo:paragraph-rsid="002b21b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26699a" style:font-style-asian="italic" style:font-weight-asian="bold" style:font-style-complex="italic" style:font-weight-complex="bold"/>
    </style:style>
    <style:style style:name="T3" style:family="text">
      <style:text-properties fo:font-style="italic" fo:font-weight="bold" officeooo:rsid="002c75b7" style:font-style-asian="italic" style:font-weight-asian="bold" style:font-style-complex="italic" style:font-weight-complex="bold"/>
    </style:style>
    <style:style style:name="T4" style:family="text">
      <style:text-properties style:use-window-font-color="true"/>
    </style:style>
    <style:style style:name="T5" style:family="text">
      <style:text-properties style:use-window-font-color="true" officeooo:rsid="001b7b50"/>
    </style:style>
    <style:style style:name="T6" style:family="text">
      <style:text-properties style:use-window-font-color="true" officeooo:rsid="001d6067"/>
    </style:style>
    <style:style style:name="T7" style:family="text">
      <style:text-properties style:use-window-font-color="true" officeooo:rsid="00231308"/>
    </style:style>
    <style:style style:name="T8" style:family="text">
      <style:text-properties officeooo:rsid="001f186d"/>
    </style:style>
    <style:style style:name="T9" style:family="text">
      <style:text-properties officeooo:rsid="001f732e"/>
    </style:style>
    <style:style style:name="T10" style:family="text">
      <style:text-properties fo:font-variant="normal" fo:text-transform="none" fo:color="#000000" style:font-name="Consolas" fo:font-size="12pt" fo:letter-spacing="normal" fo:font-style="normal" fo:font-weight="bold" officeooo:rsid="001f732e" style:font-weight-asian="bold" style:font-weight-complex="bold"/>
    </style:style>
    <style:style style:name="T11" style:family="text">
      <style:text-properties fo:font-variant="normal" fo:text-transform="none" fo:color="#000000" style:font-name="Liberation Serif" fo:font-size="12pt" fo:letter-spacing="normal" fo:font-style="normal" fo:font-weight="normal" officeooo:rsid="001f732e" style:font-weight-asian="normal" style:font-weight-complex="normal"/>
    </style:style>
    <style:style style:name="T12" style:family="text">
      <style:text-properties officeooo:rsid="002252d6"/>
    </style:style>
    <style:style style:name="T13" style:family="text">
      <style:text-properties officeooo:rsid="00231308"/>
    </style:style>
    <style:style style:name="T14" style:family="text">
      <style:text-properties officeooo:rsid="00241392"/>
    </style:style>
    <style:style style:name="T15" style:family="text">
      <style:text-properties officeooo:rsid="0025b78d"/>
    </style:style>
    <style:style style:name="T16" style:family="text">
      <style:text-properties officeooo:rsid="0026699a"/>
    </style:style>
    <style:style style:name="T17" style:family="text">
      <style:text-properties officeooo:rsid="0026fa01"/>
    </style:style>
    <style:style style:name="T18" style:family="text">
      <style:text-properties officeooo:rsid="0028e75e"/>
    </style:style>
    <style:style style:name="T19" style:family="text">
      <style:text-properties officeooo:rsid="002c75b7"/>
    </style:style>
    <style:style style:name="T20" style:family="text">
      <style:text-properties officeooo:rsid="002c75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ción</text:h>
      <text:p text:style-name="Standard">Con el almacenamiento web, las aplicaciones web pueden almacenar datos localmente dentro del navegador del usuario.</text:p>
      <text:p text:style-name="Standard"/>
      <text:p text:style-name="P1">Antes de HTML5, los datos de la aplicación <text:span text:style-name="T13">tenían</text:span> que ser almacenados en cookies, incluidos en cada petición al servidor. El almacenamiento web es mas seguro y puede almacenar grandes cantidades de datos sin afectar al rendimiento de la web.</text:p>
      <text:p text:style-name="Standard"/>
      <text:p text:style-name="Standard">A diferencia de las cookies, el limite de almacenamiento es mucho mas grande (de al menos 5MB) y la <text:span text:style-name="T13">información</text:span> no es enviada nunca al servidor, <text:span text:style-name="T13">lo cual optimiza las peticiones</text:span>.</text:p>
      <text:p text:style-name="Standard"/>
      <text:p text:style-name="P3">Antes de usar esta funcionalidad debemos comprobar que nuestro navegador es compatible con ella con el siguiente <text:span text:style-name="T13">código</text:span>, <text:span text:style-name="T18">aunque la gran mayoria de los navegadores actuales son compatibles:</text:span></text:p>
      <text:p text:style-name="P2"/>
      <text:p text:style-name="P4">if (typeof(Storage) !== "undefined") {</text:p>
      <text:p text:style-name="P4"><text:s text:c="2"/>// <text:span text:style-name="T4">El navegador es compatible con la </text:span><text:span text:style-name="T7">tecnología.</text:span></text:p>
      <text:p text:style-name="P4">} else {</text:p>
      <text:p text:style-name="P4"><text:s text:c="2"/>// <text:span text:style-name="T4">El navegador no es compatible con la </text:span><text:span text:style-name="T7">tecnología.</text:span></text:p>
      <text:p text:style-name="P4">}</text:p>
      <text:p text:style-name="Standard"/>
      <text:p text:style-name="P9">Los datos <text:span text:style-name="T13">están</text:span> almacenados en pares de clave/valor.</text:p>
      <text:p text:style-name="P9"/>
      <text:p text:style-name="P9">Para almacenar un dato en el navegador es tan simple como acceder a <text:span text:style-name="T1">localStorage </text:span><text:span text:style-name="T2">o sessionStorage</text:span> como un objeto <text:span text:style-name="T8">o llamar a alguno de los métodos que posee dicho objeto.</text:span></text:p>
      <text:p text:style-name="P9"/>
      <text:p text:style-name="P11">Se puede usar las siguientes nomenclaturas:</text:p>
      <text:p text:style-name="P11"><text:tab/>· Para asignar:</text:p>
      <text:p text:style-name="P11"><text:tab/><text:tab/>localStorage.setItem("lastname", "Smith");</text:p>
      <text:p text:style-name="P11"><text:tab/><text:tab/>localStorage.lastname = "Smith";</text:p>
      <text:p text:style-name="P11"/>
      <text:p text:style-name="P11"><text:tab/>· Para acceder:</text:p>
      <text:p text:style-name="P11"><text:tab/><text:tab/>localStorage.getItem("lastname");</text:p>
      <text:p text:style-name="P11"><text:tab/><text:tab/>localStorage.lastname;</text:p>
      <text:p text:style-name="P11"/>
      <text:p text:style-name="P11"><text:tab/><text:span text:style-name="T12">· Para iterar:</text:span></text:p>
      <text:p text:style-name="P11"><text:tab/><text:tab/><text:span text:style-name="T15">localStorage.length;</text:span></text:p>
      <text:p text:style-name="P11"><text:tab/><text:tab/><text:span text:style-name="T12">Se le pasa un numero, en caso de que exista algo con ese indice lo devuelve, en otro <text:tab/><text:tab/>caso devuelve null.</text:span></text:p>
      <text:p text:style-name="P11"><text:tab/><text:tab/>localStorage.key(<text:span text:style-name="T12">0</text:span>);</text:p>
      <text:p text:style-name="P11"><text:soft-page-break/><text:tab/>· Para eliminar:</text:p>
      <text:p text:style-name="P11"><text:tab/><text:tab/>localStorage.removeItem("lastname");</text:p>
      <text:p text:style-name="P11"><text:tab/><text:tab/><text:span text:style-name="T14">delete </text:span>localStorage.lastname;</text:p>
      <text:p text:style-name="P11"><text:tab/><text:tab/>Este borra todos los datos almacenados con esta <text:span text:style-name="T13">tecnología.</text:span></text:p>
      <text:p text:style-name="P7"><text:span text:style-name="T6"><text:tab/><text:tab/>l</text:span><text:span text:style-name="T5">ocalStorage.clear();</text:span></text:p>
      <text:p text:style-name="Standard"/>
      <text:p text:style-name="Standard"/>
      <text:p text:style-name="P5">Como nota añadir que los valores almacenados con esta <text:span text:style-name="T13">tecnología</text:span> se guardan como una cadena (String) que deberá ser convertida a otro formato en caso de ser necesario. <text:span text:style-name="T9">Por ejemplo podríamos guardar un objeto usando </text:span><text:span text:style-name="T10">JSON.stringify(mi_objeto) </text:span><text:span text:style-name="T11">y así poder guardar objetos en dichas variables.</text:span></text:p>
      <text:p text:style-name="P6"/>
      <text:p text:style-name="Standard"/>
      <text:p text:style-name="P2">El almacenamiento en el navegador en el navegador tiene 2 tipos de almacenamiento que pasaré a <text:span text:style-name="T16">comparar entre si y luego con las cookies</text:span>:</text:p>
      <text:p text:style-name="P2"/>
      <text:h text:style-name="P15" text:outline-level="3">LocalStorage <text:span text:style-name="T19">vs </text:span>SessionStorage</text:h>
      <text:p text:style-name="P8">Los datos almacenados <text:span text:style-name="T19">por </text:span><text:span text:style-name="T3">localStorage</text:span> no expiran, es decir, se conservan incluso <text:span text:style-name="T13">después</text:span> de cerrar el navegador, pudiendo ser consultada el siguiente <text:span text:style-name="T13">día</text:span>, mes o año.</text:p>
      <text:p text:style-name="P10"><text:span text:style-name="T19">Sin embargo, l</text:span>os datos almacenados <text:span text:style-name="T19">por </text:span><text:span text:style-name="T3">sessionStorage</text:span> expiran cuando se cierra el navegador <text:span text:style-name="T17">o la pestaña actual</text:span>.</text:p>
      <text:p text:style-name="P10"/>
      <text:h text:style-name="P16" text:outline-level="3">Cookies <text:span text:style-name="T20">vs WebStorage</text:span></text:h>
      <text:p text:style-name="P12">Las cookies poseen fecha de caducidad, lo cual el web storage no posee como tal.</text:p>
      <text:p text:style-name="P12">Las peticiones realizadas usando web storage no envian la informacion almacenada, sin embargo en el caso de que la parte de servidor necesite informacion almacenada en el cliente, habra que enviarsela mediante algun hidden input o alguna otra mecanica. A las cookies les pasa lo contrario, todas las cookies de un dominio se envian en cada petición, realizando un gasto innecesario de recursos del servidor haciendo la pagina <text:s/>inestable en algunos casos.</text:p>
      <text:p text:style-name="P13">Las cookies tienen mayor soporte debido a que es lo que se usaba siempre.</text:p>
      <text:p text:style-name="P13">El tamaño maximo que se puede almacenar en las cookies es de 4KB, el del web storage es de 5120KB, proporcionando mucho mas tamaño para el almacenado el web storage.</text:p>
      <text:p text:style-name="P13">Segun he leido, las cookies son mas vulnerables a la inyeccion SQL, y el web storage es mas vulnerable al XS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Bitstream Vera Sans Mono', 'Courier New', Courier,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03:21:59.911064187</meta:creation-date>
    <meta:generator>LibreOffice/6.0.7.3$Linux_X86_64 LibreOffice_project/00m0$Build-3</meta:generator>
    <dc:date>2019-03-08T03:26:31.919036516</dc:date>
    <meta:editing-duration>PT3H48M29S</meta:editing-duration>
    <meta:editing-cycles>26</meta:editing-cycles>
    <meta:document-statistic meta:table-count="0" meta:image-count="0" meta:object-count="0" meta:page-count="2" meta:paragraph-count="39" meta:word-count="510" meta:character-count="3290" meta:non-whitespace-character-count="2786"/>
  </office:meta>
</office:document-meta>
</file>